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table:number-columns-repeated="3"/>
          <table:table-cell table:formula="of:=8192-35" office:value-type="float" office:value="8157" calcext:value-type="float">
            <text:p>81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1]+[.C2]" office:value-type="float" office:value="8192" calcext:value-type="float">
            <text:p>8192</text:p>
          </table:table-cell>
          <table:table-cell table:formula="of:=DEC2HEX([.D2])" office:value-type="string" office:string-value="2000" calcext:value-type="string">
            <text:p>200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2]+[.C3]" office:value-type="float" office:value="8227" calcext:value-type="float">
            <text:p>8227</text:p>
          </table:table-cell>
          <table:table-cell table:formula="of:=DEC2HEX([.D3])" office:value-type="string" office:string-value="2023" calcext:value-type="string">
            <text:p>202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3]+[.C4]" office:value-type="float" office:value="8262" calcext:value-type="float">
            <text:p>8262</text:p>
          </table:table-cell>
          <table:table-cell table:formula="of:=DEC2HEX([.D4])" office:value-type="string" office:string-value="2046" calcext:value-type="string">
            <text:p>2046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4]+[.C5]" office:value-type="float" office:value="8297" calcext:value-type="float">
            <text:p>8297</text:p>
          </table:table-cell>
          <table:table-cell table:formula="of:=DEC2HEX([.D5])" office:value-type="string" office:string-value="2069" calcext:value-type="string">
            <text:p>2069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5]+[.C6]" office:value-type="float" office:value="8332" calcext:value-type="float">
            <text:p>8332</text:p>
          </table:table-cell>
          <table:table-cell table:formula="of:=DEC2HEX([.D6])" office:value-type="string" office:string-value="208C" calcext:value-type="string">
            <text:p>208C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6]+[.C7]" office:value-type="float" office:value="8367" calcext:value-type="float">
            <text:p>8367</text:p>
          </table:table-cell>
          <table:table-cell table:formula="of:=DEC2HEX([.D7])" office:value-type="string" office:string-value="20AF" calcext:value-type="string">
            <text:p>20AF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7]+[.C8]" office:value-type="float" office:value="8402" calcext:value-type="float">
            <text:p>8402</text:p>
          </table:table-cell>
          <table:table-cell table:formula="of:=DEC2HEX([.D8])" office:value-type="string" office:string-value="20D2" calcext:value-type="string">
            <text:p>20D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8]+[.C9]" office:value-type="float" office:value="8437" calcext:value-type="float">
            <text:p>8437</text:p>
          </table:table-cell>
          <table:table-cell table:formula="of:=DEC2HEX([.D9])" office:value-type="string" office:string-value="20F5" calcext:value-type="string">
            <text:p>20F5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9]+[.C10]" office:value-type="float" office:value="8472" calcext:value-type="float">
            <text:p>8472</text:p>
          </table:table-cell>
          <table:table-cell table:formula="of:=DEC2HEX([.D10])" office:value-type="string" office:string-value="2118" calcext:value-type="string">
            <text:p>211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10]+[.C11]" office:value-type="float" office:value="8507" calcext:value-type="float">
            <text:p>8507</text:p>
          </table:table-cell>
          <table:table-cell table:formula="of:=DEC2HEX([.D11])" office:value-type="string" office:string-value="213B" calcext:value-type="string">
            <text:p>213B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11]+[.C12]" office:value-type="float" office:value="8542" calcext:value-type="float">
            <text:p>8542</text:p>
          </table:table-cell>
          <table:table-cell table:formula="of:=DEC2HEX([.D12])" office:value-type="string" office:string-value="215E" calcext:value-type="string">
            <text:p>215E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12]+[.C13]" office:value-type="float" office:value="8577" calcext:value-type="float">
            <text:p>8577</text:p>
          </table:table-cell>
          <table:table-cell table:formula="of:=DEC2HEX([.D13])" office:value-type="string" office:string-value="2181" calcext:value-type="string">
            <text:p>218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13]+[.C14]" office:value-type="float" office:value="8612" calcext:value-type="float">
            <text:p>8612</text:p>
          </table:table-cell>
          <table:table-cell table:formula="of:=DEC2HEX([.D14])" office:value-type="string" office:string-value="21A4" calcext:value-type="string">
            <text:p>21A4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14]+[.C15]" office:value-type="float" office:value="8647" calcext:value-type="float">
            <text:p>8647</text:p>
          </table:table-cell>
          <table:table-cell table:formula="of:=DEC2HEX([.D15])" office:value-type="string" office:string-value="21C7" calcext:value-type="string">
            <text:p>21C7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15]+[.C16]" office:value-type="float" office:value="8682" calcext:value-type="float">
            <text:p>8682</text:p>
          </table:table-cell>
          <table:table-cell table:formula="of:=DEC2HEX([.D16])" office:value-type="string" office:string-value="21EA" calcext:value-type="string">
            <text:p>21EA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D16]+[.C17]" office:value-type="float" office:value="8717" calcext:value-type="float">
            <text:p>8717</text:p>
          </table:table-cell>
          <table:table-cell table:formula="of:=DEC2HEX([.D17])" office:value-type="string" office:string-value="220D" calcext:value-type="string">
            <text:p>220D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]+[.C18]" office:value-type="float" office:value="8717" calcext:value-type="float">
            <text:p>8717</text:p>
          </table:table-cell>
          <table:table-cell table:formula="of:=DEC2HEX([.D18])" office:value-type="string" office:string-value="220D" calcext:value-type="string">
            <text:p>220D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]+[.C19]" office:value-type="float" office:value="8717" calcext:value-type="float">
            <text:p>8717</text:p>
          </table:table-cell>
          <table:table-cell table:formula="of:=DEC2HEX([.D19])" office:value-type="string" office:string-value="220D" calcext:value-type="string">
            <text:p>220D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9]+[.C20]" office:value-type="float" office:value="8717" calcext:value-type="float">
            <text:p>8717</text:p>
          </table:table-cell>
          <table:table-cell table:formula="of:=DEC2HEX([.D20])" office:value-type="string" office:string-value="220D" calcext:value-type="string">
            <text:p>220D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0]+[.C21]" office:value-type="float" office:value="8717" calcext:value-type="float">
            <text:p>8717</text:p>
          </table:table-cell>
          <table:table-cell table:formula="of:=DEC2HEX([.D21])" office:value-type="string" office:string-value="220D" calcext:value-type="string">
            <text:p>220D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21]+[.C22]" office:value-type="float" office:value="8857" calcext:value-type="float">
            <text:p>8857</text:p>
          </table:table-cell>
          <table:table-cell table:formula="of:=DEC2HEX([.D22])" office:value-type="string" office:string-value="2299" calcext:value-type="string">
            <text:p>2299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22]+[.C23]" office:value-type="float" office:value="8997" calcext:value-type="float">
            <text:p>8997</text:p>
          </table:table-cell>
          <table:table-cell table:formula="of:=DEC2HEX([.D23])" office:value-type="string" office:string-value="2325" calcext:value-type="string">
            <text:p>2325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23]+[.C24]" office:value-type="float" office:value="9137" calcext:value-type="float">
            <text:p>9137</text:p>
          </table:table-cell>
          <table:table-cell table:formula="of:=DEC2HEX([.D24])" office:value-type="string" office:string-value="23B1" calcext:value-type="string">
            <text:p>23B1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24]+[.C25]" office:value-type="float" office:value="9277" calcext:value-type="float">
            <text:p>9277</text:p>
          </table:table-cell>
          <table:table-cell table:formula="of:=DEC2HEX([.D25])" office:value-type="string" office:string-value="243D" calcext:value-type="string">
            <text:p>243D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25]+[.C26]" office:value-type="float" office:value="9417" calcext:value-type="float">
            <text:p>9417</text:p>
          </table:table-cell>
          <table:table-cell table:formula="of:=DEC2HEX([.D26])" office:value-type="string" office:string-value="24C9" calcext:value-type="string">
            <text:p>24C9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26]+[.C27]" office:value-type="float" office:value="9557" calcext:value-type="float">
            <text:p>9557</text:p>
          </table:table-cell>
          <table:table-cell table:formula="of:=DEC2HEX([.D27])" office:value-type="string" office:string-value="2555" calcext:value-type="string">
            <text:p>2555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27]+[.C28]" office:value-type="float" office:value="9697" calcext:value-type="float">
            <text:p>9697</text:p>
          </table:table-cell>
          <table:table-cell table:formula="of:=DEC2HEX([.D28])" office:value-type="string" office:string-value="25E1" calcext:value-type="string">
            <text:p>25E1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28]+[.C29]" office:value-type="float" office:value="9837" calcext:value-type="float">
            <text:p>9837</text:p>
          </table:table-cell>
          <table:table-cell table:formula="of:=DEC2HEX([.D29])" office:value-type="string" office:string-value="266D" calcext:value-type="string">
            <text:p>266D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29]+[.C30]" office:value-type="float" office:value="9977" calcext:value-type="float">
            <text:p>9977</text:p>
          </table:table-cell>
          <table:table-cell table:formula="of:=DEC2HEX([.D30])" office:value-type="string" office:string-value="26F9" calcext:value-type="string">
            <text:p>26F9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30]+[.C31]" office:value-type="float" office:value="10117" calcext:value-type="float">
            <text:p>10117</text:p>
          </table:table-cell>
          <table:table-cell table:formula="of:=DEC2HEX([.D31])" office:value-type="string" office:string-value="2785" calcext:value-type="string">
            <text:p>2785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31]+[.C32]" office:value-type="float" office:value="10257" calcext:value-type="float">
            <text:p>10257</text:p>
          </table:table-cell>
          <table:table-cell table:formula="of:=DEC2HEX([.D32])" office:value-type="string" office:string-value="2811" calcext:value-type="string">
            <text:p>2811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32]+[.C33]" office:value-type="float" office:value="10397" calcext:value-type="float">
            <text:p>10397</text:p>
          </table:table-cell>
          <table:table-cell table:formula="of:=DEC2HEX([.D33])" office:value-type="string" office:string-value="289D" calcext:value-type="string">
            <text:p>289D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33]+[.C34]" office:value-type="float" office:value="10537" calcext:value-type="float">
            <text:p>10537</text:p>
          </table:table-cell>
          <table:table-cell table:formula="of:=DEC2HEX([.D34])" office:value-type="string" office:string-value="2929" calcext:value-type="string">
            <text:p>2929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34]+[.C35]" office:value-type="float" office:value="10677" calcext:value-type="float">
            <text:p>10677</text:p>
          </table:table-cell>
          <table:table-cell table:formula="of:=DEC2HEX([.D35])" office:value-type="string" office:string-value="29B5" calcext:value-type="string">
            <text:p>29B5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35]+[.C36]" office:value-type="float" office:value="10817" calcext:value-type="float">
            <text:p>10817</text:p>
          </table:table-cell>
          <table:table-cell table:formula="of:=DEC2HEX([.D36])" office:value-type="string" office:string-value="2A41" calcext:value-type="string">
            <text:p>2A41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36]+[.C37]" office:value-type="float" office:value="10957" calcext:value-type="float">
            <text:p>10957</text:p>
          </table:table-cell>
          <table:table-cell table:formula="of:=DEC2HEX([.D37])" office:value-type="string" office:string-value="2ACD" calcext:value-type="string">
            <text:p>2ACD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37]+[.C38]" office:value-type="float" office:value="11097" calcext:value-type="float">
            <text:p>11097</text:p>
          </table:table-cell>
          <table:table-cell table:formula="of:=DEC2HEX([.D38])" office:value-type="string" office:string-value="2B59" calcext:value-type="string">
            <text:p>2B59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38]+[.C39]" office:value-type="float" office:value="11237" calcext:value-type="float">
            <text:p>11237</text:p>
          </table:table-cell>
          <table:table-cell table:formula="of:=DEC2HEX([.D39])" office:value-type="string" office:string-value="2BE5" calcext:value-type="string">
            <text:p>2BE5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39]+[.C40]" office:value-type="float" office:value="11377" calcext:value-type="float">
            <text:p>11377</text:p>
          </table:table-cell>
          <table:table-cell table:formula="of:=DEC2HEX([.D40])" office:value-type="string" office:string-value="2C71" calcext:value-type="string">
            <text:p>2C71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40]+[.C41]" office:value-type="float" office:value="11517" calcext:value-type="float">
            <text:p>11517</text:p>
          </table:table-cell>
          <table:table-cell table:formula="of:=DEC2HEX([.D41])" office:value-type="string" office:string-value="2CFD" calcext:value-type="string">
            <text:p>2CFD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41]+[.C42]" office:value-type="float" office:value="11657" calcext:value-type="float">
            <text:p>11657</text:p>
          </table:table-cell>
          <table:table-cell table:formula="of:=DEC2HEX([.D42])" office:value-type="string" office:string-value="2D89" calcext:value-type="string">
            <text:p>2D89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42]+[.C43]" office:value-type="float" office:value="11797" calcext:value-type="float">
            <text:p>11797</text:p>
          </table:table-cell>
          <table:table-cell table:formula="of:=DEC2HEX([.D43])" office:value-type="string" office:string-value="2E15" calcext:value-type="string">
            <text:p>2E15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43]+[.C44]" office:value-type="float" office:value="11937" calcext:value-type="float">
            <text:p>11937</text:p>
          </table:table-cell>
          <table:table-cell table:formula="of:=DEC2HEX([.D44])" office:value-type="string" office:string-value="2EA1" calcext:value-type="string">
            <text:p>2EA1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44]+[.C45]" office:value-type="float" office:value="12077" calcext:value-type="float">
            <text:p>12077</text:p>
          </table:table-cell>
          <table:table-cell table:formula="of:=DEC2HEX([.D45])" office:value-type="string" office:string-value="2F2D" calcext:value-type="string">
            <text:p>2F2D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45]+[.C46]" office:value-type="float" office:value="12217" calcext:value-type="float">
            <text:p>12217</text:p>
          </table:table-cell>
          <table:table-cell table:formula="of:=DEC2HEX([.D46])" office:value-type="string" office:string-value="2FB9" calcext:value-type="string">
            <text:p>2FB9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46]+[.C47]" office:value-type="float" office:value="12357" calcext:value-type="float">
            <text:p>12357</text:p>
          </table:table-cell>
          <table:table-cell table:formula="of:=DEC2HEX([.D47])" office:value-type="string" office:string-value="3045" calcext:value-type="string">
            <text:p>3045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47]+[.C48]" office:value-type="float" office:value="12497" calcext:value-type="float">
            <text:p>12497</text:p>
          </table:table-cell>
          <table:table-cell table:formula="of:=DEC2HEX([.D48])" office:value-type="string" office:string-value="30D1" calcext:value-type="string">
            <text:p>30D1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48]+[.C49]" office:value-type="float" office:value="12637" calcext:value-type="float">
            <text:p>12637</text:p>
          </table:table-cell>
          <table:table-cell table:formula="of:=DEC2HEX([.D49])" office:value-type="string" office:string-value="315D" calcext:value-type="string">
            <text:p>315D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49]+[.C50]" office:value-type="float" office:value="12777" calcext:value-type="float">
            <text:p>12777</text:p>
          </table:table-cell>
          <table:table-cell table:formula="of:=DEC2HEX([.D50])" office:value-type="string" office:string-value="31E9" calcext:value-type="string">
            <text:p>31E9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50]+[.C51]" office:value-type="float" office:value="12917" calcext:value-type="float">
            <text:p>12917</text:p>
          </table:table-cell>
          <table:table-cell table:formula="of:=DEC2HEX([.D51])" office:value-type="string" office:string-value="3275" calcext:value-type="string">
            <text:p>3275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51]+[.C52]" office:value-type="float" office:value="13057" calcext:value-type="float">
            <text:p>13057</text:p>
          </table:table-cell>
          <table:table-cell table:formula="of:=DEC2HEX([.D52])" office:value-type="string" office:string-value="3301" calcext:value-type="string">
            <text:p>3301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52]+[.C53]" office:value-type="float" office:value="13197" calcext:value-type="float">
            <text:p>13197</text:p>
          </table:table-cell>
          <table:table-cell table:formula="of:=DEC2HEX([.D53])" office:value-type="string" office:string-value="338D" calcext:value-type="string">
            <text:p>338D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53]+[.C54]" office:value-type="float" office:value="13337" calcext:value-type="float">
            <text:p>13337</text:p>
          </table:table-cell>
          <table:table-cell table:formula="of:=DEC2HEX([.D54])" office:value-type="string" office:string-value="3419" calcext:value-type="string">
            <text:p>3419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54]+[.C55]" office:value-type="float" office:value="13477" calcext:value-type="float">
            <text:p>13477</text:p>
          </table:table-cell>
          <table:table-cell table:formula="of:=DEC2HEX([.D55])" office:value-type="string" office:string-value="34A5" calcext:value-type="string">
            <text:p>34A5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55]+[.C56]" office:value-type="float" office:value="13617" calcext:value-type="float">
            <text:p>13617</text:p>
          </table:table-cell>
          <table:table-cell table:formula="of:=DEC2HEX([.D56])" office:value-type="string" office:string-value="3531" calcext:value-type="string">
            <text:p>3531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56]+[.C57]" office:value-type="float" office:value="13757" calcext:value-type="float">
            <text:p>13757</text:p>
          </table:table-cell>
          <table:table-cell table:formula="of:=DEC2HEX([.D57])" office:value-type="string" office:string-value="35BD" calcext:value-type="string">
            <text:p>35BD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57]+[.C58]" office:value-type="float" office:value="13897" calcext:value-type="float">
            <text:p>13897</text:p>
          </table:table-cell>
          <table:table-cell table:formula="of:=DEC2HEX([.D58])" office:value-type="string" office:string-value="3649" calcext:value-type="string">
            <text:p>3649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58]+[.C59]" office:value-type="float" office:value="14037" calcext:value-type="float">
            <text:p>14037</text:p>
          </table:table-cell>
          <table:table-cell table:formula="of:=DEC2HEX([.D59])" office:value-type="string" office:string-value="36D5" calcext:value-type="string">
            <text:p>36D5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59]+[.C60]" office:value-type="float" office:value="14177" calcext:value-type="float">
            <text:p>14177</text:p>
          </table:table-cell>
          <table:table-cell table:formula="of:=DEC2HEX([.D60])" office:value-type="string" office:string-value="3761" calcext:value-type="string">
            <text:p>3761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60]+[.C61]" office:value-type="float" office:value="14317" calcext:value-type="float">
            <text:p>14317</text:p>
          </table:table-cell>
          <table:table-cell table:formula="of:=DEC2HEX([.D61])" office:value-type="string" office:string-value="37ED" calcext:value-type="string">
            <text:p>37ED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61]+[.C62]" office:value-type="float" office:value="14457" calcext:value-type="float">
            <text:p>14457</text:p>
          </table:table-cell>
          <table:table-cell table:formula="of:=DEC2HEX([.D62])" office:value-type="string" office:string-value="3879" calcext:value-type="string">
            <text:p>3879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62]+[.C63]" office:value-type="float" office:value="14597" calcext:value-type="float">
            <text:p>14597</text:p>
          </table:table-cell>
          <table:table-cell table:formula="of:=DEC2HEX([.D63])" office:value-type="string" office:string-value="3905" calcext:value-type="string">
            <text:p>3905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63]+[.C64]" office:value-type="float" office:value="14737" calcext:value-type="float">
            <text:p>14737</text:p>
          </table:table-cell>
          <table:table-cell table:formula="of:=DEC2HEX([.D64])" office:value-type="string" office:string-value="3991" calcext:value-type="string">
            <text:p>3991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64]+[.C65]" office:value-type="float" office:value="14877" calcext:value-type="float">
            <text:p>14877</text:p>
          </table:table-cell>
          <table:table-cell table:formula="of:=DEC2HEX([.D65])" office:value-type="string" office:string-value="3A1D" calcext:value-type="string">
            <text:p>3A1D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65]+[.C66]" office:value-type="float" office:value="15017" calcext:value-type="float">
            <text:p>15017</text:p>
          </table:table-cell>
          <table:table-cell table:formula="of:=DEC2HEX([.D66])" office:value-type="string" office:string-value="3AA9" calcext:value-type="string">
            <text:p>3AA9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66]+[.C67]" office:value-type="float" office:value="15157" calcext:value-type="float">
            <text:p>15157</text:p>
          </table:table-cell>
          <table:table-cell table:formula="of:=DEC2HEX([.D67])" office:value-type="string" office:string-value="3B35" calcext:value-type="string">
            <text:p>3B35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67]+[.C68]" office:value-type="float" office:value="15297" calcext:value-type="float">
            <text:p>15297</text:p>
          </table:table-cell>
          <table:table-cell table:formula="of:=DEC2HEX([.D68])" office:value-type="string" office:string-value="3BC1" calcext:value-type="string">
            <text:p>3BC1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68]+[.C69]" office:value-type="float" office:value="15437" calcext:value-type="float">
            <text:p>15437</text:p>
          </table:table-cell>
          <table:table-cell table:formula="of:=DEC2HEX([.D69])" office:value-type="string" office:string-value="3C4D" calcext:value-type="string">
            <text:p>3C4D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69]+[.C70]" office:value-type="float" office:value="15577" calcext:value-type="float">
            <text:p>15577</text:p>
          </table:table-cell>
          <table:table-cell table:formula="of:=DEC2HEX([.D70])" office:value-type="string" office:string-value="3CD9" calcext:value-type="string">
            <text:p>3CD9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70]+[.C71]" office:value-type="float" office:value="15717" calcext:value-type="float">
            <text:p>15717</text:p>
          </table:table-cell>
          <table:table-cell table:formula="of:=DEC2HEX([.D71])" office:value-type="string" office:string-value="3D65" calcext:value-type="string">
            <text:p>3D65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71]+[.C72]" office:value-type="float" office:value="15857" calcext:value-type="float">
            <text:p>15857</text:p>
          </table:table-cell>
          <table:table-cell table:formula="of:=DEC2HEX([.D72])" office:value-type="string" office:string-value="3DF1" calcext:value-type="string">
            <text:p>3DF1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72]+[.C73]" office:value-type="float" office:value="15997" calcext:value-type="float">
            <text:p>15997</text:p>
          </table:table-cell>
          <table:table-cell table:formula="of:=DEC2HEX([.D73])" office:value-type="string" office:string-value="3E7D" calcext:value-type="string">
            <text:p>3E7D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73]+[.C74]" office:value-type="float" office:value="16137" calcext:value-type="float">
            <text:p>16137</text:p>
          </table:table-cell>
          <table:table-cell table:formula="of:=DEC2HEX([.D74])" office:value-type="string" office:string-value="3F09" calcext:value-type="string">
            <text:p>3F09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74]+[.C75]" office:value-type="float" office:value="16277" calcext:value-type="float">
            <text:p>16277</text:p>
          </table:table-cell>
          <table:table-cell table:formula="of:=DEC2HEX([.D75])" office:value-type="string" office:string-value="3F95" calcext:value-type="string">
            <text:p>3F95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75]+[.C76]" office:value-type="float" office:value="16417" calcext:value-type="float">
            <text:p>16417</text:p>
          </table:table-cell>
          <table:table-cell table:formula="of:=DEC2HEX([.D76])" office:value-type="string" office:string-value="4021" calcext:value-type="string">
            <text:p>4021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76]+[.C77]" office:value-type="float" office:value="16557" calcext:value-type="float">
            <text:p>16557</text:p>
          </table:table-cell>
          <table:table-cell table:formula="of:=DEC2HEX([.D77])" office:value-type="string" office:string-value="40AD" calcext:value-type="string">
            <text:p>40AD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77]+[.C78]" office:value-type="float" office:value="16697" calcext:value-type="float">
            <text:p>16697</text:p>
          </table:table-cell>
          <table:table-cell table:formula="of:=DEC2HEX([.D78])" office:value-type="string" office:string-value="4139" calcext:value-type="string">
            <text:p>4139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78]+[.C79]" office:value-type="float" office:value="16837" calcext:value-type="float">
            <text:p>16837</text:p>
          </table:table-cell>
          <table:table-cell table:formula="of:=DEC2HEX([.D79])" office:value-type="string" office:string-value="41C5" calcext:value-type="string">
            <text:p>41C5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79]+[.C80]" office:value-type="float" office:value="16977" calcext:value-type="float">
            <text:p>16977</text:p>
          </table:table-cell>
          <table:table-cell table:formula="of:=DEC2HEX([.D80])" office:value-type="string" office:string-value="4251" calcext:value-type="string">
            <text:p>4251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80]+[.C81]" office:value-type="float" office:value="17117" calcext:value-type="float">
            <text:p>17117</text:p>
          </table:table-cell>
          <table:table-cell table:formula="of:=DEC2HEX([.D81])" office:value-type="string" office:string-value="42DD" calcext:value-type="string">
            <text:p>42DD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81]+[.C82]" office:value-type="float" office:value="17257" calcext:value-type="float">
            <text:p>17257</text:p>
          </table:table-cell>
          <table:table-cell table:formula="of:=DEC2HEX([.D82])" office:value-type="string" office:string-value="4369" calcext:value-type="string">
            <text:p>4369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82]+[.C83]" office:value-type="float" office:value="17397" calcext:value-type="float">
            <text:p>17397</text:p>
          </table:table-cell>
          <table:table-cell table:formula="of:=DEC2HEX([.D83])" office:value-type="string" office:string-value="43F5" calcext:value-type="string">
            <text:p>43F5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83]+[.C84]" office:value-type="float" office:value="17537" calcext:value-type="float">
            <text:p>17537</text:p>
          </table:table-cell>
          <table:table-cell table:formula="of:=DEC2HEX([.D84])" office:value-type="string" office:string-value="4481" calcext:value-type="string">
            <text:p>4481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84]+[.C85]" office:value-type="float" office:value="17677" calcext:value-type="float">
            <text:p>17677</text:p>
          </table:table-cell>
          <table:table-cell table:formula="of:=DEC2HEX([.D85])" office:value-type="string" office:string-value="450D" calcext:value-type="string">
            <text:p>450D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85]+[.C86]" office:value-type="float" office:value="17817" calcext:value-type="float">
            <text:p>17817</text:p>
          </table:table-cell>
          <table:table-cell table:formula="of:=DEC2HEX([.D86])" office:value-type="string" office:string-value="4599" calcext:value-type="string">
            <text:p>4599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86]+[.C87]" office:value-type="float" office:value="17957" calcext:value-type="float">
            <text:p>17957</text:p>
          </table:table-cell>
          <table:table-cell table:formula="of:=DEC2HEX([.D87])" office:value-type="string" office:string-value="4625" calcext:value-type="string">
            <text:p>4625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87]+[.C88]" office:value-type="float" office:value="18097" calcext:value-type="float">
            <text:p>18097</text:p>
          </table:table-cell>
          <table:table-cell table:formula="of:=DEC2HEX([.D88])" office:value-type="string" office:string-value="46B1" calcext:value-type="string">
            <text:p>46B1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88]+[.C89]" office:value-type="float" office:value="18237" calcext:value-type="float">
            <text:p>18237</text:p>
          </table:table-cell>
          <table:table-cell table:formula="of:=DEC2HEX([.D89])" office:value-type="string" office:string-value="473D" calcext:value-type="string">
            <text:p>473D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89]+[.C90]" office:value-type="float" office:value="18377" calcext:value-type="float">
            <text:p>18377</text:p>
          </table:table-cell>
          <table:table-cell table:formula="of:=DEC2HEX([.D90])" office:value-type="string" office:string-value="47C9" calcext:value-type="string">
            <text:p>47C9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90]+[.C91]" office:value-type="float" office:value="18517" calcext:value-type="float">
            <text:p>18517</text:p>
          </table:table-cell>
          <table:table-cell table:formula="of:=DEC2HEX([.D91])" office:value-type="string" office:string-value="4855" calcext:value-type="string">
            <text:p>4855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91]+[.C92]" office:value-type="float" office:value="18657" calcext:value-type="float">
            <text:p>18657</text:p>
          </table:table-cell>
          <table:table-cell table:formula="of:=DEC2HEX([.D92])" office:value-type="string" office:string-value="48E1" calcext:value-type="string">
            <text:p>48E1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92]+[.C93]" office:value-type="float" office:value="18797" calcext:value-type="float">
            <text:p>18797</text:p>
          </table:table-cell>
          <table:table-cell table:formula="of:=DEC2HEX([.D93])" office:value-type="string" office:string-value="496D" calcext:value-type="string">
            <text:p>496D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93]+[.C94]" office:value-type="float" office:value="18937" calcext:value-type="float">
            <text:p>18937</text:p>
          </table:table-cell>
          <table:table-cell table:formula="of:=DEC2HEX([.D94])" office:value-type="string" office:string-value="49F9" calcext:value-type="string">
            <text:p>49F9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94]+[.C95]" office:value-type="float" office:value="19077" calcext:value-type="float">
            <text:p>19077</text:p>
          </table:table-cell>
          <table:table-cell table:formula="of:=DEC2HEX([.D95])" office:value-type="string" office:string-value="4A85" calcext:value-type="string">
            <text:p>4A85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95]+[.C96]" office:value-type="float" office:value="19217" calcext:value-type="float">
            <text:p>19217</text:p>
          </table:table-cell>
          <table:table-cell table:formula="of:=DEC2HEX([.D96])" office:value-type="string" office:string-value="4B11" calcext:value-type="string">
            <text:p>4B11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96]+[.C97]" office:value-type="float" office:value="19357" calcext:value-type="float">
            <text:p>19357</text:p>
          </table:table-cell>
          <table:table-cell table:formula="of:=DEC2HEX([.D97])" office:value-type="string" office:string-value="4B9D" calcext:value-type="string">
            <text:p>4B9D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97]+[.C98]" office:value-type="float" office:value="19497" calcext:value-type="float">
            <text:p>19497</text:p>
          </table:table-cell>
          <table:table-cell table:formula="of:=DEC2HEX([.D98])" office:value-type="string" office:string-value="4C29" calcext:value-type="string">
            <text:p>4C29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98]+[.C99]" office:value-type="float" office:value="19637" calcext:value-type="float">
            <text:p>19637</text:p>
          </table:table-cell>
          <table:table-cell table:formula="of:=DEC2HEX([.D99])" office:value-type="string" office:string-value="4CB5" calcext:value-type="string">
            <text:p>4CB5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99]+[.C100]" office:value-type="float" office:value="19777" calcext:value-type="float">
            <text:p>19777</text:p>
          </table:table-cell>
          <table:table-cell table:formula="of:=DEC2HEX([.D100])" office:value-type="string" office:string-value="4D41" calcext:value-type="string">
            <text:p>4D41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00]+[.C101]" office:value-type="float" office:value="19917" calcext:value-type="float">
            <text:p>19917</text:p>
          </table:table-cell>
          <table:table-cell table:formula="of:=DEC2HEX([.D101])" office:value-type="string" office:string-value="4DCD" calcext:value-type="string">
            <text:p>4DCD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01]+[.C102]" office:value-type="float" office:value="20057" calcext:value-type="float">
            <text:p>20057</text:p>
          </table:table-cell>
          <table:table-cell table:formula="of:=DEC2HEX([.D102])" office:value-type="string" office:string-value="4E59" calcext:value-type="string">
            <text:p>4E59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02]+[.C103]" office:value-type="float" office:value="20197" calcext:value-type="float">
            <text:p>20197</text:p>
          </table:table-cell>
          <table:table-cell table:formula="of:=DEC2HEX([.D103])" office:value-type="string" office:string-value="4EE5" calcext:value-type="string">
            <text:p>4EE5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03]+[.C104]" office:value-type="float" office:value="20337" calcext:value-type="float">
            <text:p>20337</text:p>
          </table:table-cell>
          <table:table-cell table:formula="of:=DEC2HEX([.D104])" office:value-type="string" office:string-value="4F71" calcext:value-type="string">
            <text:p>4F71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04]+[.C105]" office:value-type="float" office:value="20477" calcext:value-type="float">
            <text:p>20477</text:p>
          </table:table-cell>
          <table:table-cell table:formula="of:=DEC2HEX([.D105])" office:value-type="string" office:string-value="4FFD" calcext:value-type="string">
            <text:p>4FFD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05]+[.C106]" office:value-type="float" office:value="20617" calcext:value-type="float">
            <text:p>20617</text:p>
          </table:table-cell>
          <table:table-cell table:formula="of:=DEC2HEX([.D106])" office:value-type="string" office:string-value="5089" calcext:value-type="string">
            <text:p>5089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06]+[.C107]" office:value-type="float" office:value="20757" calcext:value-type="float">
            <text:p>20757</text:p>
          </table:table-cell>
          <table:table-cell table:formula="of:=DEC2HEX([.D107])" office:value-type="string" office:string-value="5115" calcext:value-type="string">
            <text:p>5115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07]+[.C108]" office:value-type="float" office:value="20897" calcext:value-type="float">
            <text:p>20897</text:p>
          </table:table-cell>
          <table:table-cell table:formula="of:=DEC2HEX([.D108])" office:value-type="string" office:string-value="51A1" calcext:value-type="string">
            <text:p>51A1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08]+[.C109]" office:value-type="float" office:value="21037" calcext:value-type="float">
            <text:p>21037</text:p>
          </table:table-cell>
          <table:table-cell table:formula="of:=DEC2HEX([.D109])" office:value-type="string" office:string-value="522D" calcext:value-type="string">
            <text:p>522D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09]+[.C110]" office:value-type="float" office:value="21177" calcext:value-type="float">
            <text:p>21177</text:p>
          </table:table-cell>
          <table:table-cell table:formula="of:=DEC2HEX([.D110])" office:value-type="string" office:string-value="52B9" calcext:value-type="string">
            <text:p>52B9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10]+[.C111]" office:value-type="float" office:value="21317" calcext:value-type="float">
            <text:p>21317</text:p>
          </table:table-cell>
          <table:table-cell table:formula="of:=DEC2HEX([.D111])" office:value-type="string" office:string-value="5345" calcext:value-type="string">
            <text:p>5345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11]+[.C112]" office:value-type="float" office:value="21457" calcext:value-type="float">
            <text:p>21457</text:p>
          </table:table-cell>
          <table:table-cell table:formula="of:=DEC2HEX([.D112])" office:value-type="string" office:string-value="53D1" calcext:value-type="string">
            <text:p>53D1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12]+[.C113]" office:value-type="float" office:value="21597" calcext:value-type="float">
            <text:p>21597</text:p>
          </table:table-cell>
          <table:table-cell table:formula="of:=DEC2HEX([.D113])" office:value-type="string" office:string-value="545D" calcext:value-type="string">
            <text:p>545D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13]+[.C114]" office:value-type="float" office:value="21737" calcext:value-type="float">
            <text:p>21737</text:p>
          </table:table-cell>
          <table:table-cell table:formula="of:=DEC2HEX([.D114])" office:value-type="string" office:string-value="54E9" calcext:value-type="string">
            <text:p>54E9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14]+[.C115]" office:value-type="float" office:value="21877" calcext:value-type="float">
            <text:p>21877</text:p>
          </table:table-cell>
          <table:table-cell table:formula="of:=DEC2HEX([.D115])" office:value-type="string" office:string-value="5575" calcext:value-type="string">
            <text:p>5575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15]+[.C116]" office:value-type="float" office:value="22017" calcext:value-type="float">
            <text:p>22017</text:p>
          </table:table-cell>
          <table:table-cell table:formula="of:=DEC2HEX([.D116])" office:value-type="string" office:string-value="5601" calcext:value-type="string">
            <text:p>5601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16]+[.C117]" office:value-type="float" office:value="22157" calcext:value-type="float">
            <text:p>22157</text:p>
          </table:table-cell>
          <table:table-cell table:formula="of:=DEC2HEX([.D117])" office:value-type="string" office:string-value="568D" calcext:value-type="string">
            <text:p>568D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17]+[.C118]" office:value-type="float" office:value="22297" calcext:value-type="float">
            <text:p>22297</text:p>
          </table:table-cell>
          <table:table-cell table:formula="of:=DEC2HEX([.D118])" office:value-type="string" office:string-value="5719" calcext:value-type="string">
            <text:p>5719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18]+[.C119]" office:value-type="float" office:value="22437" calcext:value-type="float">
            <text:p>22437</text:p>
          </table:table-cell>
          <table:table-cell table:formula="of:=DEC2HEX([.D119])" office:value-type="string" office:string-value="57A5" calcext:value-type="string">
            <text:p>57A5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19]+[.C120]" office:value-type="float" office:value="22577" calcext:value-type="float">
            <text:p>22577</text:p>
          </table:table-cell>
          <table:table-cell table:formula="of:=DEC2HEX([.D120])" office:value-type="string" office:string-value="5831" calcext:value-type="string">
            <text:p>5831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20]+[.C121]" office:value-type="float" office:value="22717" calcext:value-type="float">
            <text:p>22717</text:p>
          </table:table-cell>
          <table:table-cell table:formula="of:=DEC2HEX([.D121])" office:value-type="string" office:string-value="58BD" calcext:value-type="string">
            <text:p>58BD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21]+[.C122]" office:value-type="float" office:value="22857" calcext:value-type="float">
            <text:p>22857</text:p>
          </table:table-cell>
          <table:table-cell table:formula="of:=DEC2HEX([.D122])" office:value-type="string" office:string-value="5949" calcext:value-type="string">
            <text:p>5949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22]+[.C123]" office:value-type="float" office:value="22997" calcext:value-type="float">
            <text:p>22997</text:p>
          </table:table-cell>
          <table:table-cell table:formula="of:=DEC2HEX([.D123])" office:value-type="string" office:string-value="59D5" calcext:value-type="string">
            <text:p>59D5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23]+[.C124]" office:value-type="float" office:value="23137" calcext:value-type="float">
            <text:p>23137</text:p>
          </table:table-cell>
          <table:table-cell table:formula="of:=DEC2HEX([.D124])" office:value-type="string" office:string-value="5A61" calcext:value-type="string">
            <text:p>5A61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24]+[.C125]" office:value-type="float" office:value="23277" calcext:value-type="float">
            <text:p>23277</text:p>
          </table:table-cell>
          <table:table-cell table:formula="of:=DEC2HEX([.D125])" office:value-type="string" office:string-value="5AED" calcext:value-type="string">
            <text:p>5AED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25]+[.C126]" office:value-type="float" office:value="23417" calcext:value-type="float">
            <text:p>23417</text:p>
          </table:table-cell>
          <table:table-cell table:formula="of:=DEC2HEX([.D126])" office:value-type="string" office:string-value="5B79" calcext:value-type="string">
            <text:p>5B79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26]+[.C127]" office:value-type="float" office:value="23557" calcext:value-type="float">
            <text:p>23557</text:p>
          </table:table-cell>
          <table:table-cell table:formula="of:=DEC2HEX([.D127])" office:value-type="string" office:string-value="5C05" calcext:value-type="string">
            <text:p>5C05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27]+[.C128]" office:value-type="float" office:value="23697" calcext:value-type="float">
            <text:p>23697</text:p>
          </table:table-cell>
          <table:table-cell table:formula="of:=DEC2HEX([.D128])" office:value-type="string" office:string-value="5C91" calcext:value-type="string">
            <text:p>5C91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28]+[.C129]" office:value-type="float" office:value="23837" calcext:value-type="float">
            <text:p>23837</text:p>
          </table:table-cell>
          <table:table-cell table:formula="of:=DEC2HEX([.D129])" office:value-type="string" office:string-value="5D1D" calcext:value-type="string">
            <text:p>5D1D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29]+[.C130]" office:value-type="float" office:value="23977" calcext:value-type="float">
            <text:p>23977</text:p>
          </table:table-cell>
          <table:table-cell table:formula="of:=DEC2HEX([.D130])" office:value-type="string" office:string-value="5DA9" calcext:value-type="string">
            <text:p>5DA9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30]+[.C131]" office:value-type="float" office:value="24117" calcext:value-type="float">
            <text:p>24117</text:p>
          </table:table-cell>
          <table:table-cell table:formula="of:=DEC2HEX([.D131])" office:value-type="string" office:string-value="5E35" calcext:value-type="string">
            <text:p>5E35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31]+[.C132]" office:value-type="float" office:value="24257" calcext:value-type="float">
            <text:p>24257</text:p>
          </table:table-cell>
          <table:table-cell table:formula="of:=DEC2HEX([.D132])" office:value-type="string" office:string-value="5EC1" calcext:value-type="string">
            <text:p>5EC1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32]+[.C133]" office:value-type="float" office:value="24397" calcext:value-type="float">
            <text:p>24397</text:p>
          </table:table-cell>
          <table:table-cell table:formula="of:=DEC2HEX([.D133])" office:value-type="string" office:string-value="5F4D" calcext:value-type="string">
            <text:p>5F4D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33]+[.C134]" office:value-type="float" office:value="24537" calcext:value-type="float">
            <text:p>24537</text:p>
          </table:table-cell>
          <table:table-cell table:formula="of:=DEC2HEX([.D134])" office:value-type="string" office:string-value="5FD9" calcext:value-type="string">
            <text:p>5FD9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34]+[.C135]" office:value-type="float" office:value="24677" calcext:value-type="float">
            <text:p>24677</text:p>
          </table:table-cell>
          <table:table-cell table:formula="of:=DEC2HEX([.D135])" office:value-type="string" office:string-value="6065" calcext:value-type="string">
            <text:p>6065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35]+[.C136]" office:value-type="float" office:value="24817" calcext:value-type="float">
            <text:p>24817</text:p>
          </table:table-cell>
          <table:table-cell table:formula="of:=DEC2HEX([.D136])" office:value-type="string" office:string-value="60F1" calcext:value-type="string">
            <text:p>60F1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36]+[.C137]" office:value-type="float" office:value="24957" calcext:value-type="float">
            <text:p>24957</text:p>
          </table:table-cell>
          <table:table-cell table:formula="of:=DEC2HEX([.D137])" office:value-type="string" office:string-value="617D" calcext:value-type="string">
            <text:p>617D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37]+[.C138]" office:value-type="float" office:value="25097" calcext:value-type="float">
            <text:p>25097</text:p>
          </table:table-cell>
          <table:table-cell table:formula="of:=DEC2HEX([.D138])" office:value-type="string" office:string-value="6209" calcext:value-type="string">
            <text:p>6209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38]+[.C139]" office:value-type="float" office:value="25237" calcext:value-type="float">
            <text:p>25237</text:p>
          </table:table-cell>
          <table:table-cell table:formula="of:=DEC2HEX([.D139])" office:value-type="string" office:string-value="6295" calcext:value-type="string">
            <text:p>6295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39]+[.C140]" office:value-type="float" office:value="25377" calcext:value-type="float">
            <text:p>25377</text:p>
          </table:table-cell>
          <table:table-cell table:formula="of:=DEC2HEX([.D140])" office:value-type="string" office:string-value="6321" calcext:value-type="string">
            <text:p>6321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40]+[.C141]" office:value-type="float" office:value="25517" calcext:value-type="float">
            <text:p>25517</text:p>
          </table:table-cell>
          <table:table-cell table:formula="of:=DEC2HEX([.D141])" office:value-type="string" office:string-value="63AD" calcext:value-type="string">
            <text:p>63AD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41]+[.C142]" office:value-type="float" office:value="25657" calcext:value-type="float">
            <text:p>25657</text:p>
          </table:table-cell>
          <table:table-cell table:formula="of:=DEC2HEX([.D142])" office:value-type="string" office:string-value="6439" calcext:value-type="string">
            <text:p>6439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42]+[.C143]" office:value-type="float" office:value="25797" calcext:value-type="float">
            <text:p>25797</text:p>
          </table:table-cell>
          <table:table-cell table:formula="of:=DEC2HEX([.D143])" office:value-type="string" office:string-value="64C5" calcext:value-type="string">
            <text:p>64C5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43]+[.C144]" office:value-type="float" office:value="25937" calcext:value-type="float">
            <text:p>25937</text:p>
          </table:table-cell>
          <table:table-cell table:formula="of:=DEC2HEX([.D144])" office:value-type="string" office:string-value="6551" calcext:value-type="string">
            <text:p>6551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44]+[.C145]" office:value-type="float" office:value="26077" calcext:value-type="float">
            <text:p>26077</text:p>
          </table:table-cell>
          <table:table-cell table:formula="of:=DEC2HEX([.D145])" office:value-type="string" office:string-value="65DD" calcext:value-type="string">
            <text:p>65DD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45]+[.C146]" office:value-type="float" office:value="26217" calcext:value-type="float">
            <text:p>26217</text:p>
          </table:table-cell>
          <table:table-cell table:formula="of:=DEC2HEX([.D146])" office:value-type="string" office:string-value="6669" calcext:value-type="string">
            <text:p>6669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46]+[.C147]" office:value-type="float" office:value="26357" calcext:value-type="float">
            <text:p>26357</text:p>
          </table:table-cell>
          <table:table-cell table:formula="of:=DEC2HEX([.D147])" office:value-type="string" office:string-value="66F5" calcext:value-type="string">
            <text:p>66F5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47]+[.C148]" office:value-type="float" office:value="26497" calcext:value-type="float">
            <text:p>26497</text:p>
          </table:table-cell>
          <table:table-cell table:formula="of:=DEC2HEX([.D148])" office:value-type="string" office:string-value="6781" calcext:value-type="string">
            <text:p>6781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formula="of:=[.D148]+[.C149]" office:value-type="float" office:value="26637" calcext:value-type="float">
            <text:p>26637</text:p>
          </table:table-cell>
          <table:table-cell table:formula="of:=DEC2HEX([.D149])" office:value-type="string" office:string-value="680D" calcext:value-type="string">
            <text:p>680D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49]+[.C150]" office:value-type="float" office:value="26637" calcext:value-type="float">
            <text:p>26637</text:p>
          </table:table-cell>
          <table:table-cell table:formula="of:=DEC2HEX([.D150])" office:value-type="string" office:string-value="680D" calcext:value-type="string">
            <text:p>680D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0]+[.C151]" office:value-type="float" office:value="26637" calcext:value-type="float">
            <text:p>26637</text:p>
          </table:table-cell>
          <table:table-cell table:formula="of:=DEC2HEX([.D151])" office:value-type="string" office:string-value="680D" calcext:value-type="string">
            <text:p>680D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1]+[.C152]" office:value-type="float" office:value="26637" calcext:value-type="float">
            <text:p>26637</text:p>
          </table:table-cell>
          <table:table-cell table:formula="of:=DEC2HEX([.D152])" office:value-type="string" office:string-value="680D" calcext:value-type="string">
            <text:p>680D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2]+[.C153]" office:value-type="float" office:value="26637" calcext:value-type="float">
            <text:p>26637</text:p>
          </table:table-cell>
          <table:table-cell table:formula="of:=DEC2HEX([.D153])" office:value-type="string" office:string-value="680D" calcext:value-type="string">
            <text:p>680D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3]+[.C154]" office:value-type="float" office:value="26637" calcext:value-type="float">
            <text:p>26637</text:p>
          </table:table-cell>
          <table:table-cell table:formula="of:=DEC2HEX([.D154])" office:value-type="string" office:string-value="680D" calcext:value-type="string">
            <text:p>680D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4]+[.C155]" office:value-type="float" office:value="26637" calcext:value-type="float">
            <text:p>26637</text:p>
          </table:table-cell>
          <table:table-cell table:formula="of:=DEC2HEX([.D155])" office:value-type="string" office:string-value="680D" calcext:value-type="string">
            <text:p>680D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5]+[.C156]" office:value-type="float" office:value="26637" calcext:value-type="float">
            <text:p>26637</text:p>
          </table:table-cell>
          <table:table-cell table:formula="of:=DEC2HEX([.D156])" office:value-type="string" office:string-value="680D" calcext:value-type="string">
            <text:p>680D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6]+[.C157]" office:value-type="float" office:value="26637" calcext:value-type="float">
            <text:p>26637</text:p>
          </table:table-cell>
          <table:table-cell table:formula="of:=DEC2HEX([.D157])" office:value-type="string" office:string-value="680D" calcext:value-type="string">
            <text:p>680D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7]+[.C158]" office:value-type="float" office:value="26637" calcext:value-type="float">
            <text:p>26637</text:p>
          </table:table-cell>
          <table:table-cell table:formula="of:=DEC2HEX([.D158])" office:value-type="string" office:string-value="680D" calcext:value-type="string">
            <text:p>680D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8]+[.C159]" office:value-type="float" office:value="26637" calcext:value-type="float">
            <text:p>26637</text:p>
          </table:table-cell>
          <table:table-cell table:formula="of:=DEC2HEX([.D159])" office:value-type="string" office:string-value="680D" calcext:value-type="string">
            <text:p>680D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9]+[.C160]" office:value-type="float" office:value="26637" calcext:value-type="float">
            <text:p>26637</text:p>
          </table:table-cell>
          <table:table-cell table:formula="of:=DEC2HEX([.D160])" office:value-type="string" office:string-value="680D" calcext:value-type="string">
            <text:p>680D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0]+[.C161]" office:value-type="float" office:value="26637" calcext:value-type="float">
            <text:p>26637</text:p>
          </table:table-cell>
          <table:table-cell table:formula="of:=DEC2HEX([.D161])" office:value-type="string" office:string-value="680D" calcext:value-type="string">
            <text:p>680D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1]+[.C162]" office:value-type="float" office:value="26637" calcext:value-type="float">
            <text:p>26637</text:p>
          </table:table-cell>
          <table:table-cell table:formula="of:=DEC2HEX([.D162])" office:value-type="string" office:string-value="680D" calcext:value-type="string">
            <text:p>680D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2]+[.C163]" office:value-type="float" office:value="26637" calcext:value-type="float">
            <text:p>26637</text:p>
          </table:table-cell>
          <table:table-cell table:formula="of:=DEC2HEX([.D163])" office:value-type="string" office:string-value="680D" calcext:value-type="string">
            <text:p>680D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3]+[.C164]" office:value-type="float" office:value="26637" calcext:value-type="float">
            <text:p>26637</text:p>
          </table:table-cell>
          <table:table-cell table:formula="of:=DEC2HEX([.D164])" office:value-type="string" office:string-value="680D" calcext:value-type="string">
            <text:p>680D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4]+[.C165]" office:value-type="float" office:value="26637" calcext:value-type="float">
            <text:p>26637</text:p>
          </table:table-cell>
          <table:table-cell table:formula="of:=DEC2HEX([.D165])" office:value-type="string" office:string-value="680D" calcext:value-type="string">
            <text:p>680D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5]+[.C166]" office:value-type="float" office:value="26637" calcext:value-type="float">
            <text:p>26637</text:p>
          </table:table-cell>
          <table:table-cell table:formula="of:=DEC2HEX([.D166])" office:value-type="string" office:string-value="680D" calcext:value-type="string">
            <text:p>680D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6]+[.C167]" office:value-type="float" office:value="26637" calcext:value-type="float">
            <text:p>26637</text:p>
          </table:table-cell>
          <table:table-cell table:formula="of:=DEC2HEX([.D167])" office:value-type="string" office:string-value="680D" calcext:value-type="string">
            <text:p>680D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7]+[.C168]" office:value-type="float" office:value="26637" calcext:value-type="float">
            <text:p>26637</text:p>
          </table:table-cell>
          <table:table-cell table:formula="of:=DEC2HEX([.D168])" office:value-type="string" office:string-value="680D" calcext:value-type="string">
            <text:p>680D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8]+[.C169]" office:value-type="float" office:value="26637" calcext:value-type="float">
            <text:p>26637</text:p>
          </table:table-cell>
          <table:table-cell table:formula="of:=DEC2HEX([.D169])" office:value-type="string" office:string-value="680D" calcext:value-type="string">
            <text:p>680D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9]+[.C170]" office:value-type="float" office:value="26637" calcext:value-type="float">
            <text:p>26637</text:p>
          </table:table-cell>
          <table:table-cell table:formula="of:=DEC2HEX([.D170])" office:value-type="string" office:string-value="680D" calcext:value-type="string">
            <text:p>680D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0]+[.C171]" office:value-type="float" office:value="26637" calcext:value-type="float">
            <text:p>26637</text:p>
          </table:table-cell>
          <table:table-cell table:formula="of:=DEC2HEX([.D171])" office:value-type="string" office:string-value="680D" calcext:value-type="string">
            <text:p>680D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1]+[.C172]" office:value-type="float" office:value="26637" calcext:value-type="float">
            <text:p>26637</text:p>
          </table:table-cell>
          <table:table-cell table:formula="of:=DEC2HEX([.D172])" office:value-type="string" office:string-value="680D" calcext:value-type="string">
            <text:p>680D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2]+[.C173]" office:value-type="float" office:value="26637" calcext:value-type="float">
            <text:p>26637</text:p>
          </table:table-cell>
          <table:table-cell table:formula="of:=DEC2HEX([.D173])" office:value-type="string" office:string-value="680D" calcext:value-type="string">
            <text:p>680D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3]+[.C174]" office:value-type="float" office:value="26637" calcext:value-type="float">
            <text:p>26637</text:p>
          </table:table-cell>
          <table:table-cell table:formula="of:=DEC2HEX([.D174])" office:value-type="string" office:string-value="680D" calcext:value-type="string">
            <text:p>680D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4]+[.C175]" office:value-type="float" office:value="26637" calcext:value-type="float">
            <text:p>26637</text:p>
          </table:table-cell>
          <table:table-cell table:formula="of:=DEC2HEX([.D175])" office:value-type="string" office:string-value="680D" calcext:value-type="string">
            <text:p>680D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5]+[.C176]" office:value-type="float" office:value="26637" calcext:value-type="float">
            <text:p>26637</text:p>
          </table:table-cell>
          <table:table-cell table:formula="of:=DEC2HEX([.D176])" office:value-type="string" office:string-value="680D" calcext:value-type="string">
            <text:p>680D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6]+[.C177]" office:value-type="float" office:value="26637" calcext:value-type="float">
            <text:p>26637</text:p>
          </table:table-cell>
          <table:table-cell table:formula="of:=DEC2HEX([.D177])" office:value-type="string" office:string-value="680D" calcext:value-type="string">
            <text:p>680D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7]+[.C178]" office:value-type="float" office:value="26637" calcext:value-type="float">
            <text:p>26637</text:p>
          </table:table-cell>
          <table:table-cell table:formula="of:=DEC2HEX([.D178])" office:value-type="string" office:string-value="680D" calcext:value-type="string">
            <text:p>680D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8]+[.C179]" office:value-type="float" office:value="26637" calcext:value-type="float">
            <text:p>26637</text:p>
          </table:table-cell>
          <table:table-cell table:formula="of:=DEC2HEX([.D179])" office:value-type="string" office:string-value="680D" calcext:value-type="string">
            <text:p>680D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9]+[.C180]" office:value-type="float" office:value="26637" calcext:value-type="float">
            <text:p>26637</text:p>
          </table:table-cell>
          <table:table-cell table:formula="of:=DEC2HEX([.D180])" office:value-type="string" office:string-value="680D" calcext:value-type="string">
            <text:p>680D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0]+[.C181]" office:value-type="float" office:value="26637" calcext:value-type="float">
            <text:p>26637</text:p>
          </table:table-cell>
          <table:table-cell table:formula="of:=DEC2HEX([.D181])" office:value-type="string" office:string-value="680D" calcext:value-type="string">
            <text:p>680D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1]+[.C182]" office:value-type="float" office:value="26637" calcext:value-type="float">
            <text:p>26637</text:p>
          </table:table-cell>
          <table:table-cell table:formula="of:=DEC2HEX([.D182])" office:value-type="string" office:string-value="680D" calcext:value-type="string">
            <text:p>680D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2]+[.C183]" office:value-type="float" office:value="26637" calcext:value-type="float">
            <text:p>26637</text:p>
          </table:table-cell>
          <table:table-cell table:formula="of:=DEC2HEX([.D183])" office:value-type="string" office:string-value="680D" calcext:value-type="string">
            <text:p>680D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3]+[.C184]" office:value-type="float" office:value="26637" calcext:value-type="float">
            <text:p>26637</text:p>
          </table:table-cell>
          <table:table-cell table:formula="of:=DEC2HEX([.D184])" office:value-type="string" office:string-value="680D" calcext:value-type="string">
            <text:p>680D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4]+[.C185]" office:value-type="float" office:value="26637" calcext:value-type="float">
            <text:p>26637</text:p>
          </table:table-cell>
          <table:table-cell table:formula="of:=DEC2HEX([.D185])" office:value-type="string" office:string-value="680D" calcext:value-type="string">
            <text:p>680D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5]+[.C186]" office:value-type="float" office:value="26637" calcext:value-type="float">
            <text:p>26637</text:p>
          </table:table-cell>
          <table:table-cell table:formula="of:=DEC2HEX([.D186])" office:value-type="string" office:string-value="680D" calcext:value-type="string">
            <text:p>680D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6]+[.C187]" office:value-type="float" office:value="26637" calcext:value-type="float">
            <text:p>26637</text:p>
          </table:table-cell>
          <table:table-cell table:formula="of:=DEC2HEX([.D187])" office:value-type="string" office:string-value="680D" calcext:value-type="string">
            <text:p>680D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7]+[.C188]" office:value-type="float" office:value="26637" calcext:value-type="float">
            <text:p>26637</text:p>
          </table:table-cell>
          <table:table-cell table:formula="of:=DEC2HEX([.D188])" office:value-type="string" office:string-value="680D" calcext:value-type="string">
            <text:p>680D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8]+[.C189]" office:value-type="float" office:value="26637" calcext:value-type="float">
            <text:p>26637</text:p>
          </table:table-cell>
          <table:table-cell table:formula="of:=DEC2HEX([.D189])" office:value-type="string" office:string-value="680D" calcext:value-type="string">
            <text:p>680D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89]+[.C190]" office:value-type="float" office:value="26637" calcext:value-type="float">
            <text:p>26637</text:p>
          </table:table-cell>
          <table:table-cell table:formula="of:=DEC2HEX([.D190])" office:value-type="string" office:string-value="680D" calcext:value-type="string">
            <text:p>680D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90]+[.C191]" office:value-type="float" office:value="26637" calcext:value-type="float">
            <text:p>26637</text:p>
          </table:table-cell>
          <table:table-cell table:formula="of:=DEC2HEX([.D191])" office:value-type="string" office:string-value="680D" calcext:value-type="string">
            <text:p>680D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91]+[.C192]" office:value-type="float" office:value="26637" calcext:value-type="float">
            <text:p>26637</text:p>
          </table:table-cell>
          <table:table-cell table:formula="of:=DEC2HEX([.D192])" office:value-type="string" office:string-value="680D" calcext:value-type="string">
            <text:p>680D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92]+[.C193]" office:value-type="float" office:value="26637" calcext:value-type="float">
            <text:p>26637</text:p>
          </table:table-cell>
          <table:table-cell table:formula="of:=DEC2HEX([.D193])" office:value-type="string" office:string-value="680D" calcext:value-type="string">
            <text:p>680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8:12:04.022812740</meta:creation-date>
    <dc:date>2023-07-11T18:18:15.396137812</dc:date>
    <meta:editing-duration>PT6M11S</meta:editing-duration>
    <meta:editing-cycles>1</meta:editing-cycles>
    <meta:document-statistic meta:table-count="1" meta:cell-count="961" meta:object-count="0"/>
    <meta:generator>LibreOffice/7.5.4.2$Linux_X86_64 LibreOffice_project/50$Build-2</meta:generator>
  </office:meta>
</office:document-meta>
</file>